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Float.add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de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Float.subtract( floa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Mutable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to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add( floa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isN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subtract( Number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MutableFloat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Float.is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MutableFloat( Numb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Float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Float.compareTo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